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2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24mm" fo:break-before="auto" style:use-optimal-row-height="true"/>
    </style:style>
    <style:style style:name="ro3" style:family="table-row">
      <style:table-row-properties style:row-height="12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Loma"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oma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oma" fo:font-style="normal" style:text-underline-style="none" style:font-style-asian="normal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7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Kursusdag</text:p>
          </table:table-cell>
          <table:table-cell table:style-name="ce1" office:value-type="string" calcext:value-type="string">
            <text:p>Uge</text:p>
          </table:table-cell>
          <table:table-cell table:style-name="ce2" office:value-type="string" calcext:value-type="string">
            <text:p>Dato</text:p>
          </table:table-cell>
          <table:table-cell table:style-name="ce1" office:value-type="string" calcext:value-type="string">
            <text:p>Ugedag</text:p>
          </table:table-cell>
          <table:table-cell table:style-name="ce5"/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19-01-29" calcext:value-type="date">
            <text:p>29-01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Intro, Getting started, Setup</text:p>
          </table:table-cell>
          <table:table-cell table:style-name="ce8" office:value-type="string" calcext:value-type="string">
            <text:p>Thoma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date" office:date-value="2019-01-31" calcext:value-type="date">
            <text:p>31-01-19</text:p>
          </table:table-cell>
          <table:table-cell office:value-type="string" calcext:value-type="string">
            <text:p>torsdag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19-02-05" calcext:value-type="date">
            <text:p>05-02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Whirlwind, Lists, Loops, Cond. Stmts., Functions, Modules, Dicts</text:p>
          </table:table-cell>
          <table:table-cell office:value-type="string" calcext:value-type="string">
            <text:p>Thoma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19-02-12" calcext:value-type="date">
            <text:p>12-02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Files, CLI, OO, Exceptions </text:p>
            <text:p>Project &amp; TBA</text:p>
          </table:table-cell>
          <table:table-cell table:style-name="ce8" office:value-type="string" calcext:value-type="string">
            <text:p>Thoma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date" office:date-value="2019-02-14" calcext:value-type="date">
            <text:p>14-02-19</text:p>
          </table:table-cell>
          <table:table-cell office:value-type="string" calcext:value-type="string">
            <text:p>torsdag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19-02-19" calcext:value-type="date">
            <text:p>19-02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Intro to Plotting</text:p>
          </table:table-cell>
          <table:table-cell office:value-type="string" calcext:value-type="string">
            <text:p>Jens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19-02-26" calcext:value-type="date">
            <text:p>26-02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Intro to Numpy and Plotting Cntd.,</text:p>
          </table:table-cell>
          <table:table-cell office:value-type="string" calcext:value-type="string">
            <text:p>Thoma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date" office:date-value="2019-02-28" calcext:value-type="date">
            <text:p>28-02-19</text:p>
          </table:table-cell>
          <table:table-cell office:value-type="string" calcext:value-type="string">
            <text:p>torsdag</text:p>
          </table:table-cell>
          <table:table-cell table:style-name="Default"/>
          <table:table-cell table:style-name="ce7"/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19-03-05" calcext:value-type="date">
            <text:p>05-03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Intro Pandas </text:p>
            <text:p/>
          </table:table-cell>
          <table:table-cell table:style-name="ce6" office:value-type="string" calcext:value-type="string">
            <text:p>Thomas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office:value-type="date" office:date-value="2019-03-12" calcext:value-type="date">
            <text:p>12-03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Multiprocessing, generators and intro to Requests</text:p>
          </table:table-cell>
          <table:table-cell office:value-type="string" calcext:value-type="string">
            <text:p>Thoma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3" office:value-type="date" office:date-value="2019-03-14" calcext:value-type="date">
            <text:p>14-03-19</text:p>
          </table:table-cell>
          <table:table-cell office:value-type="string" calcext:value-type="string">
            <text:p>torsdag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style-name="ce3" office:value-type="date" office:date-value="2019-03-19" calcext:value-type="date">
            <text:p>19-03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Webscraping Basics, Regular Expr. &amp; Selenium</text:p>
          </table:table-cell>
          <table:table-cell table:style-name="ce7" office:value-type="string" calcext:value-type="string">
            <text:p>Thomas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style-name="ce3" office:value-type="date" office:date-value="2019-03-26" calcext:value-type="date">
            <text:p>26-03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Graphs &amp; PageRank</text:p>
          </table:table-cell>
          <table:table-cell office:value-type="string" calcext:value-type="string">
            <text:p>Jen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" office:value-type="date" office:date-value="2019-03-28" calcext:value-type="date">
            <text:p>28-03-19</text:p>
          </table:table-cell>
          <table:table-cell office:value-type="string" calcext:value-type="string">
            <text:p>torsdag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" office:value-type="date" office:date-value="2019-04-02" calcext:value-type="date">
            <text:p>02-04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Feature spaces (mean shift)</text:p>
          </table:table-cell>
          <table:table-cell table:style-name="ce7" office:value-type="string" calcext:value-type="string">
            <text:p>Jens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" office:value-type="date" office:date-value="2019-04-09" calcext:value-type="date">
            <text:p>09-04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Neural Networks (Perceptron Class. Eller andet)</text:p>
          </table:table-cell>
          <table:table-cell office:value-type="string" calcext:value-type="string">
            <text:p>Jen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3" office:value-type="date" office:date-value="2019-04-11" calcext:value-type="date">
            <text:p>11-04-19</text:p>
          </table:table-cell>
          <table:table-cell office:value-type="string" calcext:value-type="string">
            <text:p>torsdag</text:p>
          </table:table-cell>
          <table:table-cell table:style-name="Default"/>
          <table:table-cell table:style-name="ce7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3" office:value-type="date" office:date-value="2019-04-16" calcext:value-type="date">
            <text:p>16-04-19</text:p>
          </table:table-cell>
          <table:table-cell office:value-type="string" calcext:value-type="string">
            <text:p>tirsdag</text:p>
          </table:table-cell>
          <table:table-cell office:value-type="string" calcext:value-type="string">
            <text:p>Påske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3" office:value-type="date" office:date-value="2019-04-23" calcext:value-type="date">
            <text:p>23-04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Image Proc. (OpenCV)</text:p>
          </table:table-cell>
          <table:table-cell office:value-type="string" calcext:value-type="string">
            <text:p>Jen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3" office:value-type="date" office:date-value="2019-04-25" calcext:value-type="date">
            <text:p>25-04-19</text:p>
          </table:table-cell>
          <table:table-cell office:value-type="string" calcext:value-type="string">
            <text:p>torsdag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3" office:value-type="date" office:date-value="2019-04-30" calcext:value-type="date">
            <text:p>30-04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Movement Detection</text:p>
          </table:table-cell>
          <table:table-cell table:style-name="ce7" office:value-type="string" calcext:value-type="string">
            <text:p>Jens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style-name="ce3" office:value-type="date" office:date-value="2019-05-07" calcext:value-type="date">
            <text:p>07-05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Project Workshop 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style-name="ce3" office:value-type="date" office:date-value="2019-05-09" calcext:value-type="date">
            <text:p>09-05-19</text:p>
          </table:table-cell>
          <table:table-cell office:value-type="string" calcext:value-type="string">
            <text:p>torsdag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19-05-14" calcext:value-type="date">
            <text:p>14-05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Project Workshop 2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3" office:value-type="date" office:date-value="2019-05-21" calcext:value-type="date">
            <text:p>21-05-19</text:p>
          </table:table-cell>
          <table:table-cell office:value-type="string" calcext:value-type="string">
            <text:p>tirsdag</text:p>
          </table:table-cell>
          <table:table-cell table:style-name="ce6" office:value-type="string" calcext:value-type="string">
            <text:p>Project Workshop 3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3" office:value-type="date" office:date-value="2019-05-23" calcext:value-type="date">
            <text:p>23-05-19</text:p>
          </table:table-cell>
          <table:table-cell office:value-type="string" calcext:value-type="string">
            <text:p>torsdag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1017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0:25:55.980873330</meta:creation-date>
    <dc:date>2018-12-20T11:59:50.276376140</dc:date>
    <meta:editing-duration>PT8M12S</meta:editing-duration>
    <meta:editing-cycles>1</meta:editing-cycles>
    <meta:document-statistic meta:table-count="1" meta:cell-count="138" meta:object-count="0"/>
    <meta:generator>LibreOffice/5.4.6.2$Linux_X86_64 LibreOffice_project/40m0$Build-2</meta:generator>
  </office:meta>
</office:document-meta>
</file>